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Helvetica"/>
    </style:style>
    <style:style style:name="P5" style:family="paragraph" style:parent-style-name="Standard" style:list-style-name="L1">
      <style:text-properties style:font-name="Helvetica"/>
    </style:style>
    <style:style style:name="P6" style:family="paragraph" style:parent-style-name="Heading_20_1">
      <style:paragraph-properties fo:text-align="center" style:justify-single-word="false"/>
      <style:text-properties style:font-name="Andale Mono"/>
    </style:style>
    <style:style style:name="T1" style:family="text">
      <style:text-properties fo:color="#000000" style:font-name="ArialMT" fo:font-size="9.5pt" style:font-name-asian="ArialMT" style:font-size-asian="9.5pt" style:font-name-complex="ArialMT" style:font-size-complex="9.5pt"/>
    </style:style>
    <style:style style:name="T2" style:family="text">
      <style:text-properties fo:color="#000000" style:font-name="ArialMT" fo:font-size="9.5pt" fo:font-weight="bold" style:font-name-asian="ArialMT" style:font-size-asian="9.5pt" style:font-weight-asian="bold" style:font-name-complex="ArialMT" style:font-size-complex="9.5pt" style:font-weight-complex="bold"/>
    </style:style>
    <style:style style:name="T3" style:family="text"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T4" style:family="text">
      <style:text-properties fo:color="#000000" style:font-name="ArialMT" fo:font-size="9.5pt" fo:font-weight="normal" officeooo:rsid="000c3a33" style:font-name-asian="ArialMT" style:font-size-asian="9.5pt" style:font-weight-asian="normal" style:font-name-complex="ArialMT" style:font-size-complex="9.5pt" style:font-weight-complex="normal"/>
    </style:style>
    <style:style style:name="T5" style:family="text">
      <style:text-properties fo:color="#000000" style:font-name="ArialMT" fo:font-size="9.5pt" fo:font-weight="normal" officeooo:rsid="000c4b69" style:font-name-asian="ArialMT" style:font-size-asian="9.5pt" style:font-weight-asian="normal" style:font-name-complex="ArialMT" style:font-size-complex="9.5pt" style:font-weight-complex="normal"/>
    </style:style>
    <style:style style:name="T6" style:family="text">
      <style:text-properties officeooo:rsid="000c3a33"/>
    </style:style>
    <style:style style:name="T7" style:family="text">
      <style:text-properties officeooo:rsid="000c4b69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6">3</text:span>. laboratorijska vježba</text:h>
      <text:h text:style-name="Heading_20_3" text:outline-level="3">Zadaci na lab. vježbama</text:h>
      <text:p text:style-name="P3"/>
      <text:list xml:id="list7392280146313496577" text:style-name="L1">
        <text:list-item>
          <text:p text:style-name="P5">Pokrenuti <text:span text:style-name="T7">Vagrant </text:span>Web server, instalirati Firebug <text:span text:style-name="T7">ili Chrome</text:span> (pogledati 1. lab. vježbu)</text:p>
          <text:p text:style-name="P5"/>
        </text:list-item>
        <text:list-item>
          <text:p text:style-name="P5">izmjeniti stranicu za spajanje u sustav kako bi dopustila spajanje samo autoriziranim korisnicima (oni koji imaju korisničko ime i lozinku <text:span text:style-name="T8">u bazi</text:span>)</text:p>
          <text:p text:style-name="P5"/>
        </text:list-item>
        <text:list-item>
          <text:p text:style-name="P5">izmjeniti sve ostale stranice kako bi dopustile pristup samo korisnicima koji su autorizirani <text:span text:style-name="T7">kroz login stranicu</text:span> (koristiti sesije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MT" svg:font-family="ArialMT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MP2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MT1" style:family="text">
      <style:text-properties fo:color="#000000" style:font-name="ArialMT" fo:font-size="9.5pt" style:font-name-asian="ArialMT" style:font-size-asian="9.5pt" style:font-name-complex="ArialMT" style:font-size-complex="9.5pt"/>
    </style:style>
    <style:style style:name="MT2" style:family="text">
      <style:text-properties fo:color="#000000" style:font-name="ArialMT" fo:font-size="9.5pt" fo:font-weight="bold" style:font-name-asian="ArialMT" style:font-size-asian="9.5pt" style:font-weight-asian="bold" style:font-name-complex="ArialMT" style:font-size-complex="9.5pt" style:font-weight-complex="bold"/>
    </style:style>
    <style:style style:name="MT3" style:family="text"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MT4" style:family="text">
      <style:text-properties fo:color="#000000" style:font-name="ArialMT" fo:font-size="9.5pt" fo:font-weight="normal" officeooo:rsid="000c4b69" style:font-name-asian="ArialMT" style:font-size-asian="9.5pt" style:font-weight-asian="normal" style:font-name-complex="ArialMT" style:font-size-complex="9.5pt" style:font-weight-complex="normal"/>
    </style:style>
    <style:page-layout style:name="Mpm1">
      <style:page-layout-properties fo:page-width="8.2701in" fo:page-height="11.6902in" style:num-format="1" style:print-orientation="portrait" fo:margin-top="0.4in" fo:margin-bottom="0.4701in" fo:margin-left="0.4in" fo:margin-right="0.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boratorijske vježbe iz kolegija </text:span><text:span text:style-name="MT2">“Dinamičke web aplikacije” </text:span><text:span text:style-name="MT3">201</text:span><text:span text:style-name="MT4">3</text:span><text:span text:style-name="MT3">/201</text:span><text:span text:style-name="MT4">4</text:span><text:span text:style-name="MT3"><text:tab/></text:span></text:p>
        <text:p text:style-name="MP2">Stručni studij – smjer računarstvo </text:p>
        <text:p text:style-name="MP2">Tehničko veleučilište u Zagreb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pe Predanić</meta:initial-creator>
    <meta:creation-date>2011-03-20T13:02:37</meta:creation-date>
    <dc:date>2014-04-12T09:12:37.665660679</dc:date>
    <dc:creator>stipe </dc:creator>
    <meta:editing-duration>PT13H17M9S</meta:editing-duration>
    <meta:editing-cycles>16</meta:editing-cycles>
    <meta:generator>LibreOffice/4.1.4.2$Linux_X86_64 LibreOffice_project/410m0$Build-2</meta:generator>
    <meta:document-statistic meta:table-count="0" meta:image-count="0" meta:object-count="0" meta:page-count="1" meta:paragraph-count="8" meta:word-count="78" meta:character-count="555" meta:non-whitespace-character-count="485"/>
  </office:meta>
</office:document-meta>
</file>